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5beae" officeooo:paragraph-rsid="0005beae"/>
    </style:style>
    <style:style style:name="P2" style:family="paragraph" style:parent-style-name="Standard">
      <style:paragraph-properties fo:line-height="150%"/>
      <style:text-properties officeooo:rsid="000869f8" officeooo:paragraph-rsid="000869f8"/>
    </style:style>
    <style:style style:name="P3" style:family="paragraph" style:parent-style-name="Standard">
      <style:paragraph-properties fo:line-height="150%"/>
      <style:text-properties officeooo:rsid="0003e393" officeooo:paragraph-rsid="0003e393"/>
    </style:style>
    <style:style style:name="T1" style:family="text">
      <style:text-properties officeooo:rsid="0005beae"/>
    </style:style>
    <style:style style:name="T2" style:family="text">
      <style:text-properties officeooo:rsid="000869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) TECHNOLOGY MAVEN</text:p>
      <text:p text:style-name="P3">1. Problem Statement: Is it possible to profile the rise of a technology from the ivory tower to the board room by tracking its mentions in academic literature, popular media, startup funding, and job postings?</text:p>
      <text:p text:style-name="P3">2. My Audience would be recruiters for companies seeking an edge in hiring the first round of experts in a given piece of technology. Also, my audience can include job-seekers or technolgoy enthusiasts looking to explore the next big thing.</text:p>
      <text:p text:style-name="P3">3. Success Metric: Can I successfully integrate multiple sources of data and run time series analysis on them?</text:p>
      <text:p text:style-name="P3">4. Data Source: APIs from academic journals, CSVs of job postings, maybe scraping crunch base. Various sources for popular tech blogs/publications. The first and second are straightforward to munge with python, the last two may involve using Beautiful Soup.</text:p>
      <text:p text:style-name="P3">5. Potential Challenges include missing data, or general trends in the gross amount of media skewing the profile for how popular a particular topic is</text:p>
      <text:p text:style-name="P3">6. It is a bit ambitious, but I have gotten started on collecting data and integrating some data source pipelines.</text:p>
      <text:p text:style-name="P3"/>
      <text:p text:style-name="P3">B) BRAIN HACKING</text:p>
      <text:p text:style-name="P3">1. Can time series analysis of EEG <text:span text:style-name="T1">be used to predict various mental states? (sleep, meditation, etc.)</text:span></text:p>
      <text:p text:style-name="P1">2. My audience would be bio-tech enthusiasts looking for a usable algorithm to apply to their headshts</text:p>
      <text:p text:style-name="P1">3. Success Metric: My accuracy of classification, successfully dealing with noise</text:p>
      <text:p text:style-name="P1">4. Data Source: Mainly CSVs from Academic Institutions or Kaggle. Actually getting an EEG headset would be cool, but unlikely</text:p>
      <text:p text:style-name="P1">5. Challenges: Very noisy data, could I get it to work with streaming?</text:p>
      <text:p text:style-name="P1">6. This project seems maybe a bit simple, as it is just a time series analysis with well-known algorithms</text:p>
      <text:p text:style-name="P1"/>
      <text:p text:style-name="P1">C) <text:span text:style-name="T2">GENETIC</text:span></text:p>
      <text:p text:style-name="P2">1. How effective can genetic data be in predicting phenotypical traits (such as mental disorder predisposition)?</text:p>
      <text:p text:style-name="P2">2. My audience would be people interested in genetics, as well as data scientists and bio-informaticians</text:p>
      <text:p text:style-name="P2">3. Success Metric: Incorporating multiple phenotypic traits into a genome-based predictive model</text:p>
      <text:p text:style-name="P2">4. I would use <text:a xlink:type="simple" xlink:href="https://discover.repositive.io/" text:style-name="Internet_20_link" text:visited-style-name="Visited_20_Internet_20_Link">https://discover.repositive.io/</text:a> for datasets and guidance about how to analyze them.</text:p>
      <text:p text:style-name="P2">5. Challenges: Lots of data, noisy, potentially cumbersome for doing real data analysis.</text:p>
      <text:p text:style-name="P2">6. This project is definitely ambitious, but it is really interest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8:56:40.700083829</meta:creation-date>
    <dc:date>2018-09-20T09:01:51.187161750</dc:date>
    <meta:editing-duration>PT1H56M59S</meta:editing-duration>
    <meta:editing-cycles>2</meta:editing-cycles>
    <meta:generator>LibreOffice/6.1.0.3$Linux_X86_64 LibreOffice_project/f663d5e6bbc10760d525e14882490d040a42706d</meta:generator>
    <meta:document-statistic meta:table-count="0" meta:image-count="0" meta:object-count="0" meta:page-count="1" meta:paragraph-count="21" meta:word-count="364" meta:character-count="2281" meta:non-whitespace-character-count="1937"/>
  </office:meta>
</office:document-meta>
</file>